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93d10" officeooo:paragraph-rsid="00093d10"/>
    </style:style>
    <style:style style:name="P2" style:family="paragraph" style:parent-style-name="Standard">
      <style:paragraph-properties fo:text-align="center" style:justify-single-word="false"/>
      <style:text-properties style:font-name="Arial" fo:font-size="22pt" fo:font-weight="bold" officeooo:rsid="00083572" officeooo:paragraph-rsid="00083572"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Arial" fo:font-weight="bold" officeooo:rsid="00083572" officeooo:paragraph-rsid="00083572" style:font-weight-asian="bold" style:font-weight-complex="bold"/>
    </style:style>
    <style:style style:name="P4" style:family="paragraph" style:parent-style-name="Standard">
      <style:text-properties style:font-name="Arial" fo:font-weight="bold" officeooo:rsid="00093d10" officeooo:paragraph-rsid="00093d10" style:font-weight-asian="bold" style:font-weight-complex="bold"/>
    </style:style>
    <style:style style:name="P5" style:family="paragraph" style:parent-style-name="Standard">
      <style:text-properties style:font-name="Arial" fo:font-weight="bold" officeooo:rsid="0009cf1c" officeooo:paragraph-rsid="0009cf1c" style:font-weight-asian="bold" style:font-weight-complex="bold"/>
    </style:style>
    <style:style style:name="P6" style:family="paragraph" style:parent-style-name="Standard">
      <style:text-properties style:font-name="Arial" officeooo:rsid="0009430c" officeooo:paragraph-rsid="0009430c"/>
    </style:style>
    <style:style style:name="P7" style:family="paragraph" style:parent-style-name="Standard">
      <style:text-properties style:font-name="Arial" officeooo:rsid="0009cf1c" officeooo:paragraph-rsid="0009cf1c"/>
    </style:style>
    <style:style style:name="P8" style:family="paragraph" style:parent-style-name="Standard">
      <style:text-properties style:font-name="Arial" fo:font-size="12pt" officeooo:rsid="0009cf1c" officeooo:paragraph-rsid="0009cf1c" style:font-size-asian="12pt" style:font-size-complex="12pt"/>
    </style:style>
    <style:style style:name="P9" style:family="paragraph" style:parent-style-name="Standard">
      <style:text-properties style:font-name="Arial" fo:font-size="12pt" officeooo:rsid="000ade17" officeooo:paragraph-rsid="000ade17" style:font-size-asian="12pt" style:font-size-complex="12pt"/>
    </style:style>
    <style:style style:name="P10" style:family="paragraph" style:parent-style-name="Standard">
      <style:text-properties style:font-name="Arial" fo:font-size="12pt" officeooo:rsid="000d0244" officeooo:paragraph-rsid="000d0244" style:font-size-asian="12pt" style:font-size-complex="12pt"/>
    </style:style>
    <style:style style:name="P11" style:family="paragraph" style:parent-style-name="Standard">
      <style:text-properties style:font-name="Arial" fo:font-size="12pt" officeooo:rsid="000d6d3f" officeooo:paragraph-rsid="000d6d3f" style:font-size-asian="12pt" style:font-size-complex="12pt"/>
    </style:style>
    <style:style style:name="P12" style:family="paragraph" style:parent-style-name="Standard">
      <style:text-properties style:font-name="Arial" fo:font-size="12pt" officeooo:rsid="000d94f7" officeooo:paragraph-rsid="000d94f7" style:font-size-asian="12pt" style:font-size-complex="12pt"/>
    </style:style>
    <style:style style:name="P13" style:family="paragraph" style:parent-style-name="Standard">
      <style:text-properties style:font-name="Arial" fo:font-size="12pt" officeooo:rsid="000f52ec" officeooo:paragraph-rsid="000f52ec" style:font-size-asian="12pt" style:font-size-complex="12pt"/>
    </style:style>
    <style:style style:name="P14" style:family="paragraph" style:parent-style-name="Standard">
      <style:text-properties style:font-name="Arial" fo:font-size="12pt" officeooo:rsid="0012d504" officeooo:paragraph-rsid="0012d504" style:font-size-asian="12pt" style:font-size-complex="12pt"/>
    </style:style>
    <style:style style:name="P15" style:family="paragraph" style:parent-style-name="Standard">
      <style:text-properties style:font-name="Arial" fo:font-size="12pt" officeooo:rsid="0019b46a" officeooo:paragraph-rsid="001d1536" style:font-size-asian="12pt" style:font-size-complex="12pt"/>
    </style:style>
    <style:style style:name="P16" style:family="paragraph" style:parent-style-name="Standard">
      <style:text-properties style:font-name="Arial" fo:font-size="12pt" officeooo:rsid="001edb0f" officeooo:paragraph-rsid="001edb0f" style:font-size-asian="12pt" style:font-size-complex="12pt"/>
    </style:style>
    <style:style style:name="P17" style:family="paragraph" style:parent-style-name="Standard">
      <style:text-properties style:font-name="Arial" fo:font-size="12pt" officeooo:rsid="001edb0f" officeooo:paragraph-rsid="001f27e2" style:font-size-asian="12pt" style:font-size-complex="12pt"/>
    </style:style>
    <style:style style:name="P18" style:family="paragraph" style:parent-style-name="Standard">
      <style:text-properties style:font-name="Arial" fo:font-size="12pt" officeooo:rsid="001f27e2" officeooo:paragraph-rsid="001f27e2" style:font-size-asian="12pt" style:font-size-complex="12pt"/>
    </style:style>
    <style:style style:name="P19" style:family="paragraph" style:parent-style-name="Standard">
      <style:paragraph-properties fo:text-align="start" style:justify-single-word="false"/>
      <style:text-properties style:font-name="Arial" fo:font-size="12pt" fo:font-weight="normal" officeooo:rsid="000ae931" officeooo:paragraph-rsid="000ae93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0c2941" officeooo:paragraph-rsid="000c2941" style:font-size-asian="10.5pt" style:font-weight-asian="normal" style:font-size-complex="12pt" style:font-weight-complex="normal"/>
    </style:style>
    <style:style style:name="P21" style:family="paragraph" style:parent-style-name="Standard">
      <style:text-properties style:font-name="Arial" fo:font-size="12pt" fo:font-weight="normal" officeooo:rsid="001434a1" officeooo:paragraph-rsid="001434a1" style:font-size-asian="10.5pt" style:font-weight-asian="normal" style:font-size-complex="12pt" style:font-weight-complex="normal"/>
    </style:style>
    <style:style style:name="P22" style:family="paragraph" style:parent-style-name="Standard">
      <style:text-properties style:font-name="Arial" fo:font-size="12pt" fo:font-weight="normal" officeooo:rsid="000d94f7" officeooo:paragraph-rsid="000d94f7" style:font-size-asian="10.5pt" style:font-weight-asian="normal" style:font-size-complex="12pt" style:font-weight-complex="normal"/>
    </style:style>
    <style:style style:name="P23" style:family="paragraph" style:parent-style-name="Standard">
      <style:text-properties style:font-name="Arial" fo:font-size="12pt" fo:font-weight="normal" officeooo:rsid="000ade17" officeooo:paragraph-rsid="000ade17" style:font-size-asian="12pt" style:font-weight-asian="normal" style:font-size-complex="12pt" style:font-weight-complex="normal"/>
    </style:style>
    <style:style style:name="P24" style:family="paragraph" style:parent-style-name="Standard">
      <style:text-properties style:font-name="Arial" fo:font-size="12pt" style:text-underline-style="solid" style:text-underline-type="double" style:text-underline-width="auto" style:text-underline-color="font-color" fo:font-weight="normal" officeooo:rsid="000ade17" officeooo:paragraph-rsid="000ade17" style:font-size-asian="12pt" style:font-weight-asian="normal" style:font-size-complex="12pt" style:font-weight-complex="normal"/>
    </style:style>
    <style:style style:name="P25" style:family="paragraph" style:parent-style-name="Standard">
      <style:text-properties style:font-name="Arial" fo:font-size="20pt" fo:font-weight="bold" officeooo:rsid="000f52ec" officeooo:paragraph-rsid="000f52ec" style:font-size-asian="20pt" style:font-weight-asian="bold" style:font-size-complex="20pt" style:font-weight-complex="bold"/>
    </style:style>
    <style:style style:name="P26" style:family="paragraph" style:parent-style-name="Standard">
      <style:paragraph-properties fo:text-align="center" style:justify-single-word="false"/>
      <style:text-properties style:font-name="Arial" fo:font-size="10pt" fo:font-weight="bold" officeooo:rsid="0019b46a" officeooo:paragraph-rsid="0019b46a" style:font-size-asian="8.75pt" style:font-weight-asian="bold" style:font-size-complex="10pt" style:font-weight-complex="bold"/>
    </style:style>
    <style:style style:name="P27" style:family="paragraph" style:parent-style-name="Standard">
      <style:text-properties style:font-name="Arial" fo:font-weight="normal" officeooo:rsid="00093d10" officeooo:paragraph-rsid="00093d10" style:font-weight-asian="normal" style:font-weight-complex="normal"/>
    </style:style>
    <style:style style:name="P28" style:family="paragraph" style:parent-style-name="Standard">
      <style:text-properties style:font-name="Arial" fo:font-weight="normal" officeooo:rsid="001d1536" officeooo:paragraph-rsid="001d1536" style:font-weight-asian="normal" style:font-weight-complex="normal"/>
    </style:style>
    <style:style style:name="P29" style:family="paragraph" style:parent-style-name="Standard">
      <style:text-properties style:font-name="Arial" fo:font-weight="normal" officeooo:rsid="00202a88" officeooo:paragraph-rsid="00202a88" style:font-weight-asian="normal" style:font-weight-complex="normal"/>
    </style:style>
    <style:style style:name="P30" style:family="paragraph" style:parent-style-name="Standard">
      <style:text-properties style:font-name="DejaVu Sans Mono" fo:font-size="10.5pt" officeooo:rsid="0009cf1c" officeooo:paragraph-rsid="0009cf1c" style:font-size-asian="10.5pt" style:font-size-complex="10.5pt"/>
    </style:style>
    <style:style style:name="P31" style:family="paragraph" style:parent-style-name="Standard">
      <style:text-properties style:font-name="DejaVu Sans Mono" fo:font-size="10.5pt" officeooo:rsid="0009cf1c" officeooo:paragraph-rsid="0009cf1c" fo:background-color="#ffff00" style:font-size-asian="10.5pt" style:font-size-complex="10.5pt"/>
    </style:style>
    <style:style style:name="P32" style:family="paragraph" style:parent-style-name="Standard">
      <style:text-properties style:font-name="DejaVu Sans Mono" fo:font-size="10pt" officeooo:rsid="000ade17" officeooo:paragraph-rsid="000ade17" style:font-size-asian="10pt" style:font-size-complex="10pt"/>
    </style:style>
    <style:style style:name="P33" style:family="paragraph" style:parent-style-name="Standard">
      <style:text-properties style:font-name="DejaVu Sans Mono" fo:font-size="10pt" officeooo:rsid="0012d504" officeooo:paragraph-rsid="0012d504" style:font-size-asian="10pt" style:font-size-complex="10pt"/>
    </style:style>
    <style:style style:name="P34" style:family="paragraph" style:parent-style-name="Standard">
      <style:text-properties style:font-name="DejaVu Sans Mono" fo:font-size="10pt" officeooo:rsid="001434a1" officeooo:paragraph-rsid="001434a1" style:font-size-asian="10pt" style:font-size-complex="10pt"/>
    </style:style>
    <style:style style:name="P35" style:family="paragraph" style:parent-style-name="Standard">
      <style:text-properties style:font-name="DejaVu Sans Mono" fo:font-size="10pt" officeooo:rsid="000ade17" officeooo:paragraph-rsid="000ade17" fo:background-color="#ffff00" style:font-size-asian="10pt" style:font-size-complex="10pt"/>
    </style:style>
    <style:style style:name="P36" style:family="paragraph" style:parent-style-name="Standard">
      <style:text-properties officeooo:paragraph-rsid="000d6d3f"/>
    </style:style>
    <style:style style:name="P37" style:family="paragraph" style:parent-style-name="Standard">
      <style:paragraph-properties fo:break-before="page"/>
      <style:text-properties style:font-name="Arial" fo:font-size="12pt" officeooo:rsid="000ade17" officeooo:paragraph-rsid="000ae931" style:font-size-asian="12pt" style:font-size-complex="12pt"/>
    </style:style>
    <style:style style:name="P38" style:family="paragraph" style:parent-style-name="Standard">
      <style:paragraph-properties fo:break-before="page"/>
      <style:text-properties style:font-name="Arial" fo:font-size="12pt" officeooo:rsid="000ade17" officeooo:paragraph-rsid="000ade17" style:font-size-asian="12pt" style:font-size-complex="12pt"/>
    </style:style>
    <style:style style:name="P39" style:family="paragraph" style:parent-style-name="Standard">
      <style:paragraph-properties fo:break-before="page"/>
      <style:text-properties style:font-name="Arial" fo:font-size="12pt" fo:font-weight="bold" officeooo:rsid="001edb0f" officeooo:paragraph-rsid="001edb0f" style:font-size-asian="12pt" style:font-weight-asian="bold" style:font-size-complex="12pt" style:font-weight-complex="bold"/>
    </style:style>
    <style:style style:name="P40" style:family="paragraph" style:parent-style-name="Standard">
      <style:paragraph-properties fo:text-align="start" style:justify-single-word="false" fo:break-before="page"/>
      <style:text-properties style:font-name="Arial" fo:font-size="22pt" fo:font-weight="bold" officeooo:rsid="000ae931" officeooo:paragraph-rsid="000ae931" style:font-size-asian="22pt" style:font-weight-asian="bold" style:font-size-complex="22pt" style:font-weight-complex="bold"/>
    </style:style>
    <style:style style:name="P41" style:family="paragraph" style:parent-style-name="Standard">
      <style:paragraph-properties fo:break-before="page"/>
      <style:text-properties style:font-name="Arial" fo:font-size="22pt" fo:font-weight="bold" officeooo:rsid="000d0244" officeooo:paragraph-rsid="000d0244" style:font-size-asian="22pt" style:font-weight-asian="bold" style:font-size-complex="22pt" style:font-weight-complex="bold"/>
    </style:style>
    <style:style style:name="P42" style:family="paragraph" style:parent-style-name="Standard">
      <style:paragraph-properties fo:break-before="page"/>
      <style:text-properties style:font-name="Arial" fo:font-size="22pt" fo:font-weight="bold" officeooo:rsid="000d94f7" officeooo:paragraph-rsid="000d94f7" style:font-size-asian="22pt" style:font-weight-asian="bold" style:font-size-complex="22pt" style:font-weight-complex="bold"/>
    </style:style>
    <style:style style:name="P43" style:family="paragraph" style:parent-style-name="Standard">
      <style:paragraph-properties fo:margin-left="1cm" fo:margin-right="0cm" fo:text-indent="-0.499cm" style:auto-text-indent="false">
        <style:tab-stops/>
      </style:paragraph-properties>
      <style:text-properties style:font-name="Arial" fo:font-size="12pt" officeooo:rsid="000d0244" officeooo:paragraph-rsid="000d0244" style:font-size-asian="12pt" style:font-size-complex="12pt"/>
    </style:style>
    <style:style style:name="P44" style:family="paragraph" style:parent-style-name="Standard">
      <style:paragraph-properties fo:margin-left="1cm" fo:margin-right="0cm" fo:text-indent="-0.499cm" style:auto-text-indent="false">
        <style:tab-stops/>
      </style:paragraph-properties>
      <style:text-properties style:font-name="Arial" fo:font-size="12pt" officeooo:rsid="000d6d3f" officeooo:paragraph-rsid="000d6d3f" style:font-size-asian="12pt" style:font-size-complex="12pt"/>
    </style:style>
    <style:style style:name="P45" style:family="paragraph" style:parent-style-name="Standard">
      <style:text-properties style:font-name="Arial" fo:font-weight="bold" officeooo:rsid="00093d10" officeooo:paragraph-rsid="0020e90b" style:font-weight-asian="bold" style:font-weight-complex="bold"/>
    </style:style>
    <style:style style:name="P46" style:family="paragraph" style:parent-style-name="Standard">
      <style:paragraph-properties fo:text-align="center" style:justify-single-word="false"/>
      <style:text-properties style:font-name="Arial" fo:font-weight="bold" officeooo:rsid="00093d10" officeooo:paragraph-rsid="0020e90b" style:font-weight-asian="bold" style:font-weight-complex="bold"/>
    </style:style>
    <style:style style:name="P47" style:family="paragraph" style:parent-style-name="Standard">
      <style:paragraph-properties fo:text-align="start" style:justify-single-word="false"/>
      <style:text-properties style:font-name="Arial" fo:font-weight="bold" officeooo:rsid="00093d10" officeooo:paragraph-rsid="0020e90b" style:font-weight-asian="bold" style:font-weight-complex="bold"/>
    </style:style>
    <style:style style:name="P48" style:family="paragraph" style:parent-style-name="Standard">
      <style:paragraph-properties fo:text-align="center" style:justify-single-word="false" fo:break-before="page"/>
      <style:text-properties style:font-name="Arial" fo:font-size="22pt" fo:font-weight="bold" officeooo:rsid="00083572" officeooo:paragraph-rsid="0020e90b" style:font-size-asian="22pt" style:font-weight-asian="bold" style:font-size-complex="22pt" style:font-weight-complex="bold"/>
    </style:style>
    <style:style style:name="P49" style:family="paragraph">
      <style:paragraph-properties fo:text-align="center" style:writing-mode="lr-tb"/>
    </style:style>
    <style:style style:name="P50" style:family="paragraph">
      <style:paragraph-properties fo:text-align="end" style:writing-mode="lr-tb"/>
    </style:style>
    <style:style style:name="P51" style:family="paragraph">
      <loext:graphic-properties draw:fill="solid" draw:fill-color="#ffffff"/>
      <style:paragraph-properties fo:text-align="center" style:writing-mode="lr-tb"/>
    </style:style>
    <style:style style:name="P52" style:family="paragraph">
      <style:paragraph-properties fo:text-align="center"/>
    </style:style>
    <style:style style:name="T1" style:family="text">
      <style:text-properties officeooo:rsid="0009c521"/>
    </style:style>
    <style:style style:name="T2" style:family="text">
      <style:text-properties officeooo:rsid="000ade17"/>
    </style:style>
    <style:style style:name="T3" style:family="text">
      <style:text-properties officeooo:rsid="000ae931"/>
    </style:style>
    <style:style style:name="T4" style:family="text">
      <style:text-properties fo:font-size="15pt" fo:font-weight="bold" style:font-size-asian="15pt" style:font-weight-asian="bold" style:font-size-complex="15pt" style:font-weight-complex="bold"/>
    </style:style>
    <style:style style:name="T5" style:family="text">
      <style:text-properties officeooo:rsid="0012576b"/>
    </style:style>
    <style:style style:name="T6" style:family="text">
      <style:text-properties officeooo:rsid="0012d504"/>
    </style:style>
    <style:style style:name="T7" style:family="text">
      <style:text-properties officeooo:rsid="001434a1"/>
    </style:style>
    <style:style style:name="T8" style:family="text">
      <style:text-properties officeooo:rsid="0015b6f8"/>
    </style:style>
    <style:style style:name="T9" style:family="text">
      <style:text-properties officeooo:rsid="0019b46a"/>
    </style:style>
    <style:style style:name="T10" style:family="text">
      <style:text-properties style:font-name="Arial" fo:font-size="12pt" officeooo:rsid="000d6d3f" style:font-size-asian="12pt" style:font-size-complex="12pt"/>
    </style:style>
    <style:style style:name="T11" style:family="text">
      <style:text-properties style:font-name="Arial" fo:font-size="12pt" officeooo:rsid="0019b46a" style:font-size-asian="12pt" style:font-size-complex="12pt"/>
    </style:style>
    <style:style style:name="T12" style:family="text">
      <style:text-properties style:font-name="Arial" fo:font-size="12pt" officeooo:rsid="0019b46a" fo:background-color="#ffa6a6" loext:char-shading-value="0" style:font-size-asian="12pt" style:font-size-complex="12pt"/>
    </style:style>
    <style:style style:name="T13" style:family="text">
      <style:text-properties officeooo:rsid="0019b46a" fo:background-color="#ffa6a6" loext:char-shading-value="0"/>
    </style:style>
    <style:style style:name="T14" style:family="text">
      <style:text-properties officeooo:rsid="001b8071"/>
    </style:style>
    <style:style style:name="T15" style:family="text">
      <style:text-properties officeooo:rsid="001d1536"/>
    </style:style>
    <style:style style:name="T16" style:family="text">
      <style:text-properties officeooo:rsid="001edb0f"/>
    </style:style>
    <style:style style:name="T17" style:family="text">
      <style:text-properties officeooo:rsid="001f27e2"/>
    </style:style>
    <style:style style:name="T18" style:family="text">
      <style:text-properties officeooo:rsid="001fca41"/>
    </style:style>
    <style:style style:name="T19" style:family="text">
      <style:text-properties officeooo:rsid="00083572"/>
    </style:style>
    <style:style style:name="T20" style:family="text">
      <style:text-properties fo:font-weight="normal" style:font-weight-asian="normal" style:font-weight-complex="normal"/>
    </style:style>
    <style:style style:name="T21" style:family="text">
      <style:text-properties fo:font-weight="normal" officeooo:rsid="00083572" style:font-weight-asian="normal" style:font-weight-complex="normal"/>
    </style:style>
    <style:style style:name="T22" style:family="text">
      <style:text-properties fo:font-size="9pt" style:font-size-asian="9pt" style:font-size-complex="9pt"/>
    </style:style>
    <style:style style:name="T23" style:family="text">
      <style:text-properties fo:font-size="6pt" style:font-size-asian="6pt" style:font-size-complex="6pt"/>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ffffff" draw:textarea-horizontal-align="justify" draw:textarea-vertical-align="middle" draw:auto-grow-height="false" fo:min-height="1.984cm" fo:min-width="3.704cm" style:run-through="foreground"/>
      <style:paragraph-properties style:writing-mode="lr-tb"/>
    </style:style>
    <style:style style:name="gr3" style:family="graphic">
      <style:graphic-properties svg:stroke-color="#000000" draw:fill="solid" draw:fill-color="#ffffff" draw:textarea-horizontal-align="justify" draw:textarea-vertical-align="middle" draw:auto-grow-height="false" fo:min-height="2.011cm" fo:min-width="3.81cm" style:run-through="foreground"/>
      <style:paragraph-properties style:writing-mode="lr-tb"/>
    </style:style>
    <style:style style:name="gr4" style:family="graphic">
      <style:graphic-properties svg:stroke-color="#000000" draw:fill="solid" draw:fill-color="#ffffff" draw:textarea-horizontal-align="justify" draw:textarea-vertical-align="middle" draw:auto-grow-height="false" fo:min-height="1.508cm" fo:min-width="3.043cm" style:run-through="foreground"/>
      <style:paragraph-properties style:writing-mode="lr-tb"/>
    </style:style>
    <style:style style:name="gr5" style:family="graphic">
      <style:graphic-properties svg:stroke-color="#000000"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1 Spring <text:s/>CPSC 240</text:p>
      <text:p text:style-name="P3">Assignment 4 <text:s/>King of Assembly</text:p>
      <text:p text:style-name="P26">Revised 20-April-2021</text:p>
      <text:p text:style-name="P1"/>
      <text:p text:style-name="P1"/>
      <text:p text:style-name="P1"/>
      <text:p text:style-name="P15">Announcements. <text:s/>On April 15 the instructor work<text:span text:style-name="T15">ed</text:span> continuously throughout the day attempting accomplish one small thing, namely: execute a gdb command obtained via redirection at a point within an assembly source fi<text:span text:style-name="T15">l</text:span>e. <text:s/><text:span text:style-name="T14">Here is what that means. <text:s/>A program is executing instructions from an x86 source file. <text:s/>Ordinary inputs and gdb commands are </text:span><text:span text:style-name="T15">intended to be transmitted by redirection from a text file to the gdb run-time system.</text:span><text:span text:style-name="T14"> <text:s/>After more than 8 hours of effort to make it happen your professor has concluded that the gdb either does not support this feature or the solution is so obscure that the search for the solution is no longer cost effective. <text:s/>To side step this roadblock two small items in this requirements document </text:span><text:span text:style-name="T15">were</text:span><text:span text:style-name="T14"> modified. <text:s/>The items that were modified are highlighted in pink. <text:s/></text:span><text:span text:style-name="T15">This action removes the controversial gdb commands from assembly and places them in C+.+.</text:span></text:p>
      <text:p text:style-name="P1"/>
      <text:p text:style-name="P1"/>
      <text:p text:style-name="P27"/>
      <text:p text:style-name="P28">Special acknowledgment to Luke Eltiste, who first brought this controversy to my attention and lent me a few files of source code that really convinced me of the need for a revised edition of this Assignment description.</text:p>
      <text:p text:style-name="P28"/>
      <text:p text:style-name="P29">One day was added to the due date to compensate for April 20.</text:p>
      <text:p text:style-name="P48">2021 Spring <text:s/>CPSC 240</text:p>
      <text:p text:style-name="P46"><text:span text:style-name="T19">Assignment 4 <text:s/>King of Assembly</text:span></text:p>
      <text:p text:style-name="P47"><text:span text:style-name="T21"/></text:p>
      <text:p text:style-name="P47"><text:span text:style-name="T21"/></text:p>
      <text:p text:style-name="P47"><text:span text:style-name="T21"/></text:p>
      <text:p text:style-name="P45">New technology found in this program.</text:p>
      <text:p text:style-name="P1"/>
      <text:p text:style-name="P1"><text:tab/>How to input a string with embedded white space</text:p>
      <text:p text:style-name="P1"><text:tab/>Practice in use of gdb commands</text:p>
      <text:p text:style-name="P1"><text:tab/>How to input a char</text:p>
      <text:p text:style-name="P1"><text:tab/>How to use an input data file.</text:p>
      <text:p text:style-name="P1"/>
      <text:p text:style-name="P1"/>
      <text:p text:style-name="P4">Structural design</text:p>
      <text:p text:style-name="P1"/>
      <text:p text:style-name="P6">This is going to be easy. <text:s text:c="2"/>You only <text:span text:style-name="T1">need two modules.</text:span></text:p>
      <text:p text:style-name="P6"/>
      <text:p text:style-name="P6"><draw:g text:anchor-type="paragraph" draw:z-index="0" draw:style-name="gr1"><draw:custom-shape draw:name="Shape1" draw:style-name="gr2" draw:text-style-name="P51" svg:width="3.705cm" svg:height="1.985cm" svg:x="4.865cm" svg:y="0.168cm"><text:p text:style-name="P49"><text:span text:style-name="T22"/></text:p><text:p text:style-name="P49"><text:span text:style-name="T22"/></text:p><text:p text:style-name="P49">Main</text:p><text:p text:style-name="P49"><text:span text:style-name="T22"/></text:p><text:p text:style-name="P50"><text:span text:style-name="T22">C++ or C</text:span></text:p><draw:enhanced-geometry svg:viewBox="0 0 21600 21600" draw:type="rectangle" draw:enhanced-path="M 0 0 L 21600 0 21600 21600 0 21600 0 0 Z N"/></draw:custom-shape><draw:custom-shape draw:name="Shape2" draw:style-name="gr3" draw:text-style-name="P51" svg:width="3.811cm" svg:height="2.012cm" svg:x="4.918cm" svg:y="3.158cm"><text:p text:style-name="P49">interview.asm</text:p><draw:enhanced-geometry svg:viewBox="0 0 21600 21600" draw:type="rectangle" draw:enhanced-path="M 0 0 L 21600 0 21600 21600 0 21600 0 0 Z N"/></draw:custom-shape><draw:custom-shape draw:name="Shape3" draw:style-name="gr4" draw:text-style-name="P51" svg:width="3.043cm" svg:height="1.509cm" svg:x="13.543cm" svg:y="0.512cm"><text:p text:style-name="P49"><text:span text:style-name="T22"/></text:p><text:p text:style-name="P49">r.sh</text:p><text:p text:style-name="P49"><text:span text:style-name="T23"/></text:p><text:p text:style-name="P50"><text:span text:style-name="T22">Bash </text:span></text:p><draw:enhanced-geometry svg:viewBox="0 0 21600 21600" draw:type="rectangle" draw:enhanced-path="M 0 0 L 21600 0 21600 21600 0 21600 0 0 Z N"/></draw:custom-shape><draw:line draw:name="Shape4" draw:style-name="gr5" draw:text-style-name="P52" svg:x1="6.849cm" svg:y1="2.152cm" svg:x2="6.875cm" svg:y2="3.157cm"><text:p/></draw:line></draw:g></text:p>
      <text:p text:style-name="P6"/>
      <text:p text:style-name="P6"/>
      <text:p text:style-name="P6"/>
      <text:p text:style-name="P6"/>
      <text:p text:style-name="P6"/>
      <text:p text:style-name="P6"/>
      <text:p text:style-name="P6"/>
      <text:p text:style-name="P1"/>
      <text:p text:style-name="P1"/>
      <text:p text:style-name="P1"/>
      <text:p text:style-name="P1"/>
      <text:p text:style-name="P7">However, this is a rare case. <text:s/>This is the only time the driver (main) gets involved with the solution. <text:s/><text:span text:style-name="T3">You may need two bash files, one named r.sh and the other named rg.sh.</text:span></text:p>
      <text:p text:style-name="P7"/>
      <text:p text:style-name="P7"/>
      <text:p text:style-name="P5">Three kinds of programmers</text:p>
      <text:p text:style-name="P7"/>
      <text:p text:style-name="P7">Your software has to accommodate all three kinds: <text:s/>social science majors, CS majors, and <text:span text:style-name="T8">assembly programmer types.</text:span></text:p>
      <text:p text:style-name="P40">Part 1</text:p>
      <text:p text:style-name="P19"/>
      <text:p text:style-name="P20">Build a program that handles all three kinds of <text:span text:style-name="T7">job applicants</text:span> shown in the following dialogs.</text:p>
      <text:p text:style-name="P20"/>
      <text:p text:style-name="P20"/>
      <text:p text:style-name="P7">If the person applying for a job at your company is a CS major type then the dialog goes like this:</text:p>
      <text:p text:style-name="P7"/>
      <text:p text:style-name="P30">Welcome to Software Analysis by Paramount Programmers, Inc.</text:p>
      <text:p text:style-name="P30">Please enter your first and last names and press enter: Joey Brown</text:p>
      <text:p text:style-name="P30">Thank you Joey Brown. <text:s/>Our records show that you applied for employment her<text:span text:style-name="T9">e</text:span> with our agency a week ago.</text:p>
      <text:p text:style-name="P30">Please enter your expected annual salary when employed at Paramount: 500500.50</text:p>
      <text:p text:style-name="P30">Your interview with Ms Linda Fenster, Personnel Manager, will begin shortly.</text:p>
      <text:p text:style-name="P31">Hello Joey Brown. <text:s/>I am Ms Fenster. <text:s/>The interview will begin now.</text:p>
      <text:p text:style-name="P31">Wow! <text:s/>$500500.50 <text:s/>That's a lot of cash. <text:s/>Who do you think you are, Chris Sawyer (y or n)?n</text:p>
      <text:p text:style-name="P31">Alright. <text:s/>Now we will work on your electricity.</text:p>
      <text:p text:style-name="P31">Please enter the resistance of circuit #1 in ohms: <text:span text:style-name="T2">2.0</text:span></text:p>
      <text:p text:style-name="P31">What is the resistance of circuit #2 in ohms: <text:span text:style-name="T2">3.0</text:span></text:p>
      <text:p text:style-name="P31">The total resistance is <text:span text:style-name="T2">1.2000000000000000</text:span> Ohms.</text:p>
      <text:p text:style-name="P31">Were you a computer science major (y or n)?y</text:p>
      <text:p text:style-name="P31">Thank you. <text:s/>Please follow the exit signs to the front desk.</text:p>
      <text:p text:style-name="P30">Hello Joey Brown I am the receptionist. <text:s/></text:p>
      <text:p text:style-name="P30">This envelope contains your job offer with starting salary <text:span text:style-name="T6">88</text:span>000.<text:span text:style-name="T6">88</text:span>. <text:s/>Please check back on Monday morning at 8am.</text:p>
      <text:p text:style-name="P30">Bye</text:p>
      <text:p text:style-name="P8"/>
      <text:p text:style-name="P8"/>
      <text:p text:style-name="P9">Color code: <text:s/>The part in yellow is produced by the interview module. <text:s/>The remainder comes from the driver.</text:p>
      <text:p text:style-name="P9"/>
      <text:p text:style-name="P9"/>
      <text:p text:style-name="P9"><text:span text:style-name="T6">The floating point number 88000.88 is returned to front desk whenever a CS major completes the interview </text:span><text:span text:style-name="T7">and answers correctly the technical question about Ohms../x86-io.out</text:span></text:p>
      <text:p text:style-name="P38">If the person applying for a job at your company is Chris Sawyer then the dialog goes like this.</text:p>
      <text:p text:style-name="P9"/>
      <text:p text:style-name="P32">Welcome to Software Analysis by Paramount Programmers, Inc.</text:p>
      <text:p text:style-name="P32">Please enter your first and last names and press enter: <text:span text:style-name="T5">Chris Sawyer</text:span></text:p>
      <text:p text:style-name="P32">Thank you <text:span text:style-name="T5">Chris Sawyer</text:span>. <text:s/>Our records show that you applied for employment her with our agency a week ago.</text:p>
      <text:p text:style-name="P32">Please enter your expected annual salary when employed at Paramount: 500500.50</text:p>
      <text:p text:style-name="P32">Your interview with Ms Linda Fenster, Personnel Manager, will begin shortly.</text:p>
      <text:p text:style-name="P32"/>
      <text:p text:style-name="P35">Hello <text:span text:style-name="T5">Chris Sawyer</text:span>. <text:s/>I am Ms Fenster. <text:s/>The interview will begin now.</text:p>
      <text:p text:style-name="P35">Wow! <text:s/>$500500.50 <text:s/>That's a lot of cash. <text:s/>Who do you think you are, Chris Sawyer (y or n)?y</text:p>
      <text:p text:style-name="P35">Thank you. <text:s/>Please follow the exit signs to the front desk.</text:p>
      <text:p text:style-name="P32"/>
      <text:p text:style-name="P32">Hello Mr Sawyer. <text:s/>I am the receptionist.</text:p>
      <text:p text:style-name="P32">This envelope has your job offer starting at 1 million annual. <text:s/>Please start any time you like. <text:s/><text:span text:style-name="T7">In the middle time our CTO wishes to have dinner with you.</text:span></text:p>
      <text:p text:style-name="P34">Have very nice evening Mr Sawyer.</text:p>
      <text:p text:style-name="P9"/>
      <text:p text:style-name="P9"/>
      <text:p text:style-name="P9"/>
      <text:p text:style-name="P14">If Chris applies for a job then <text:span text:style-name="T7">Ms Fenster sends the </text:span>code number 1 000 000.00 to the front desk.</text:p>
      <text:p text:style-name="P9"/>
      <text:p text:style-name="P9"/>
      <text:p text:style-name="P37">If the person applying for a job at your company is <text:span text:style-name="T3">a social major</text:span> then the dialog goes like this.</text:p>
      <text:p text:style-name="P9"/>
      <text:p text:style-name="P32">Welcome to Software Analysis by Paramount Programmers, Inc.</text:p>
      <text:p text:style-name="P32">Please enter your first and last names and press enter: Joey Brown</text:p>
      <text:p text:style-name="P32">Thank you Joey Brown. <text:s/>Our records show that you applied for employment her with our agency a week ago.</text:p>
      <text:p text:style-name="P32">Please enter your expected annual salary when employed at Paramount: 500500.50</text:p>
      <text:p text:style-name="P32">Your interview with Ms Linda Fenster, Personnel Manager, will begin shortly.</text:p>
      <text:p text:style-name="P35">Hello Joey Brown. <text:s/>I am Ms Fenster. <text:s/>The interview will begin now.</text:p>
      <text:p text:style-name="P35">Wow! <text:s/>$500500.50 <text:s/>That's a lot of cash. <text:s/>Who do you think you are, Chris Sawyer (y or n)?n</text:p>
      <text:p text:style-name="P35">Alright. <text:s/>Now we will work on your electricity. <text:s/></text:p>
      <text:p text:style-name="P35">Please enter the resistance of circuit #1 in ohms: 5.3</text:p>
      <text:p text:style-name="P35">What is the resistance of circuit #2 in ohms: 7.5</text:p>
      <text:p text:style-name="P35">The total resistance is 4.976 Ohms.</text:p>
      <text:p text:style-name="P35">Were you a computer science major (y or n)?n</text:p>
      <text:p text:style-name="P35">Thank you. <text:s/>Please follow the exit signs to the front desk.</text:p>
      <text:p text:style-name="P32">Hello Joey Brown I am the receptionist</text:p>
      <text:p text:style-name="P33">We have an opening for you in the company cafeteria for $1200.12 annually.</text:p>
      <text:p text:style-name="P33">Take your time to let use know your decision.</text:p>
      <text:p text:style-name="P32">Bye</text:p>
      <text:p text:style-name="P23"/>
      <text:p text:style-name="P23"/>
      <text:p text:style-name="P24"/>
      <text:p text:style-name="P21">If the philosophy major applies for the job then Ms Fenster sends 1200.12 to the front desk in a <text:span text:style-name="T8">private</text:span> envelope.</text:p>
      <text:p text:style-name="P41">Part 2</text:p>
      <text:p text:style-name="P9"/>
      <text:p text:style-name="P10">Create a bash file that will run the program in GDB mode. <text:s/>Find the gdb commands that will implement the following actions.</text:p>
      <text:p text:style-name="P10"/>
      <text:p text:style-name="P10">Before the program run set breaks at main, interview and at “Wow”.</text:p>
      <text:p text:style-name="P10"/>
      <text:p text:style-name="P10"/>
      <text:p text:style-name="P10">Show all the existing breaks</text:p>
      <text:p text:style-name="P10"/>
      <text:p text:style-name="P10"/>
      <text:p text:style-name="P10">Use the command to start execution</text:p>
      <text:p text:style-name="P10"/>
      <text:p text:style-name="P10"/>
      <text:p text:style-name="P10">After “Enter your expected”</text:p>
      <text:p text:style-name="P43"><text:tab/>Show rbp</text:p>
      <text:p text:style-name="P43"><text:tab/>Show rsp</text:p>
      <text:p text:style-name="P43"><text:tab/>Show the current AR (all the quadwords between rsp and rbp) in order of increasing addresses</text:p>
      <text:p text:style-name="P43"><text:tab/>Show the expected salary in the AR</text:p>
      <text:p text:style-name="P43"><text:tab/>Show the data in the register holding the expected salary</text:p>
      <text:p text:style-name="P10"/>
      <text:p text:style-name="P10"/>
      <text:p text:style-name="P11">After “<text:span text:style-name="T13">will begin shortly” has executed</text:span></text:p>
      <text:p text:style-name="P11"><text:tab/>Show rbp and rsp<text:tab/><text:tab/>//This will confirm you are in a new AR</text:p>
      <text:p text:style-name="P11"><text:tab/>Show the quadword in hex in the quadword immediately preceding rbp</text:p>
      <text:p text:style-name="P11"><text:tab/>Show the answer to the yes-no question. <text:s/>First find where it is stored.</text:p>
      <text:p text:style-name="P11"/>
      <text:p text:style-name="P11"/>
      <text:p text:style-name="P36"><text:span text:style-name="T10">After the </text:span><text:span text:style-name="T11">words “</text:span><text:span text:style-name="T12">I am the receptionist</text:span><text:span text:style-name="T11">”</text:span></text:p>
      <text:p text:style-name="P44"><text:tab/>Show the value that was returned to the driver. <text:s/>Is it still in the passing register?</text:p>
      <text:p text:style-name="P44"><text:tab/>Show the value in the rsp and rbp in hex.. <text:s/>This will the fact that the old AR has disappeared.</text:p>
      <text:p text:style-name="P11"/>
      <text:p text:style-name="P11">After the “Bye”</text:p>
      <text:p text:style-name="P11"><text:tab/>Show the value in rip in hex.</text:p>
      <text:p text:style-name="P11"/>
      <text:p text:style-name="P11"/>
      <text:p text:style-name="P12">Next, research the gdb commands you need for this part 2.</text:p>
      <text:p text:style-name="P12"/>
      <text:p text:style-name="P12">Run the program in interactive mode. <text:s/>That means a human has to respond to request for keyboard input. <text:s/>When that is successful move to part 3.</text:p>
      <text:p text:style-name="P12"/>
      <text:p text:style-name="P12"/>
      <text:p text:style-name="P22"/>
      <text:p text:style-name="P42">Part 3</text:p>
      <text:p text:style-name="P12"/>
      <text:p text:style-name="P12">Create a text (ascii) file containing all the keyboard inputs. <text:s/>Do this three times. <text:s/>Make an input file csmajor.txt, which contains all the inputs for a complete run for a CS major applying for a job.</text:p>
      <text:p text:style-name="P12"/>
      <text:p text:style-name="P12">Make a text file chris.txt contain all the keyboard inputs for a complete run for Chris applying for a job.</text:p>
      <text:p text:style-name="P12"/>
      <text:p text:style-name="P12">Make a text file social.txt containing all the keyboard inputs for a complete run for a social major applying for a job.</text:p>
      <text:p text:style-name="P12"/>
      <text:p text:style-name="P13">Test your files by entering commands like these into the bash window.</text:p>
      <text:p text:style-name="P13"/>
      <text:p text:style-name="P13"><text:tab/>gdb <text:s/>./interview.out <text:s/>&lt; <text:s/>csmajor.txt</text:p>
      <text:p text:style-name="P13"/>
      <text:p text:style-name="P13"><text:tab/>gdb <text:s/>./interview.out <text:s/>&lt; <text:s/>chris.txt</text:p>
      <text:p text:style-name="P13"/>
      <text:p text:style-name="P13"><text:tab/>gdb <text:s/>./interview.out <text:s/>&lt; <text:s/>social.txt</text:p>
      <text:p text:style-name="P13"/>
      <text:p text:style-name="P13">Check your results for accuracy.</text:p>
      <text:p text:style-name="P13"/>
      <text:p text:style-name="P13"/>
      <text:p text:style-name="P13"/>
      <text:p text:style-name="P13"/>
      <text:p text:style-name="P25">Part 4</text:p>
      <text:p text:style-name="P13"/>
      <text:p text:style-name="P13">Deliver the project. <text:s/>Send to the professor, <text:span text:style-name="T8">acting as customer,</text:span> the project. <text:s/>That means send these file to the usual place:</text:p>
      <text:p text:style-name="P13"/>
      <text:p text:style-name="P13"><text:tab/>main.cpp</text:p>
      <text:p text:style-name="P13"><text:tab/>interview.asm</text:p>
      <text:p text:style-name="P13"><text:tab/>r.sh</text:p>
      <text:p text:style-name="P13"><text:tab/>rg.sh</text:p>
      <text:p text:style-name="P13"><text:tab/>chris.txt</text:p>
      <text:p text:style-name="P13"><text:tab/>csmajor.txt</text:p>
      <text:p text:style-name="P13"><text:tab/>social.txt</text:p>
      <text:p text:style-name="P13"/>
      <text:p text:style-name="P13">Send seven files as seven attachments. <text:s/>Do not zip them.</text:p>
      <text:p text:style-name="P13"/>
      <text:p text:style-name="P13"/>
      <text:p text:style-name="P13"/>
      <text:p text:style-name="P13"/>
      <text:p text:style-name="P13"><text:span text:style-name="T4">Submission window</text:span>: <text:s/>5:00am of April 2<text:span text:style-name="T16">6</text:span> to 5:00am of April 2<text:span text:style-name="T16">7</text:span>. <text:s/>[24 hours]</text:p>
      <text:p text:style-name="P13"/>
      <text:p text:style-name="P13">It is still 24 hours, but the start and stop hours have shifted due to day light pacific time zone.</text:p>
      <text:p text:style-name="P39">Ethical standards</text:p>
      <text:p text:style-name="P16"/>
      <text:p text:style-name="P16"/>
      <text:p text:style-name="P17">You are probably aware that I believe in an open source caring and sharing programming community. <text:s/>That means I endorse students forming communities for study and sharing of knowledge. <text:s/>You may freely share information and snippets of code with peers.</text:p>
      <text:p text:style-name="P17"/>
      <text:p text:style-name="P17"><text:span text:style-name="T17">However, there is one </text:span>academic restriction. <text:s/>Because this is an educational institution there is one restriction: don’t give entire functions away until after the due has passed. <text:s/>Please don’t post an entire program until the due date has passed. <text:s/><text:span text:style-name="T17">After the due date has past then post your homework and share it with the whole world. <text:s text:c="2"/>Github is just waiting for your homework to be posted there.</text:span></text:p>
      <text:p text:style-name="P17"/>
      <text:p text:style-name="P18">Providing a 10-line snippet to a classmate is fine. <text:s/>Providing an entire function to a classmate teaches him nothing. <text:s text:c="2"/><text:span text:style-name="T18">Verbal discussion may provide valuable tutoring.</text:span></text:p>
      <text:p text:style-name="P18"/>
      <text:p text:style-name="P18">One minute after the last instant for submission of a program then plaster your homework all around the world. <text:s/>Maybe your homework will help someone el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21:14:18.751296868</meta:creation-date>
    <dc:date>2021-04-21T07:27:36.294617823</dc:date>
    <meta:editing-duration>PT1H32M35S</meta:editing-duration>
    <meta:editing-cycles>15</meta:editing-cycles>
    <meta:generator>LibreOffice/6.4.6.2$Linux_X86_64 LibreOffice_project/40$Build-2</meta:generator>
    <meta:document-statistic meta:table-count="0" meta:image-count="0" meta:object-count="0" meta:page-count="8" meta:paragraph-count="119" meta:word-count="1531" meta:character-count="8795" meta:non-whitespace-character-count="7274"/>
  </office:meta>
</office:document-meta>
</file>